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1111A</text:p>
          </table:table-cell>
          <table:table-cell office:value-type="string">
            <text:p>title1</text:p>
          </table:table-cell>
          <table:table-cell office:value-type="string">
            <text:p>body1</text:p>
          </table:table-cell>
          <table:table-cell office:value-type="string">
            <text:p>prize1</text:p>
          </table:table-cell>
          <table:table-cell/>
        </table:table-row>
        <table:table-row table:style-name="ro1">
          <table:table-cell office:value-type="string">
            <text:p>2222B</text:p>
          </table:table-cell>
          <table:table-cell office:value-type="string">
            <text:p>title2</text:p>
          </table:table-cell>
          <table:table-cell office:value-type="string">
            <text:p>body2</text:p>
          </table:table-cell>
          <table:table-cell office:value-type="string">
            <text:p>prize2</text:p>
          </table:table-cell>
          <table:table-cell office:value-type="string">
            <text:p>prize3</text:p>
          </table:table-cell>
        </table:table-row>
        <table:table-row table:style-name="ro1">
          <table:table-cell office:value-type="string">
            <text:p>2222C</text:p>
          </table:table-cell>
          <table:table-cell office:value-type="string">
            <text:p>title3</text:p>
          </table:table-cell>
          <table:table-cell office:value-type="string">
            <text:p>body3</text:p>
          </table:table-cell>
          <table:table-cell table:number-columns-repeated="2"/>
        </table:table-row>
        <table:table-row table:style-name="ro1">
          <table:table-cell office:value-type="string">
            <text:p>4444D</text:p>
          </table:table-cell>
          <table:table-cell office:value-type="string">
            <text:p>title4</text:p>
          </table:table-cell>
          <table:table-cell office:value-type="string">
            <text:p>body4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26/10/2014</text:date>, <text:time>19:5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ñigo Aguas Ardaiz</meta:initial-creator>
    <meta:creation-date>2014-10-26T19:48:03</meta:creation-date>
    <dc:date>2014-10-26T19:50:55</dc:date>
    <dc:creator>Iñigo Aguas Ardaiz</dc:creator>
    <meta:editing-duration>PT2M56S</meta:editing-duration>
    <meta:editing-cycles>1</meta:editing-cycles>
    <meta:document-statistic meta:table-count="3" meta:cell-count="15" meta:object-count="0"/>
    <meta:generator>OpenOffice/4.1.1$Unix OpenOffice.org_project/411m6$Build-9775</meta:generator>
  </office:meta>
</office:document-meta>
</file>